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2e20" officeooo:paragraph-rsid="00172e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cacionPrincipal (Main que contenga llamada a metodos de otras clases)</text:p>
      <text:p text:style-name="P1"/>
      <text:p text:style-name="P1">-- Cada una es una clase diferente</text:p>
      <text:p text:style-name="P1">Comida (Pizzas, Pasteles, Pan, Bebidas)</text:p>
      <text:p text:style-name="P1"/>
      <text:p text:style-name="P1">Utilidades</text:p>
      <text:p text:style-name="P1"/>
      <text:p text:style-name="P1">Operacion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egoe UI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egoe UI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20:36:40.048000000</meta:creation-date>
    <dc:date>2024-11-26T20:52:59.794000000</dc:date>
    <meta:editing-duration>PT16M21S</meta:editing-duration>
    <meta:editing-cycles>1</meta:editing-cycles>
    <meta:document-statistic meta:table-count="0" meta:image-count="0" meta:object-count="0" meta:page-count="1" meta:paragraph-count="5" meta:word-count="24" meta:character-count="167" meta:non-whitespace-character-count="148"/>
    <meta:generator>LibreOffice/7.5.4.2$Windows_X86_64 LibreOffice_project/36ccfdc35048b057fd9854c757a8b67ec53977b6</meta:generator>
  </office:meta>
</office:document-meta>
</file>